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officeooo:rsid="00068134" officeooo:paragraph-rsid="00068134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officeooo:rsid="0008a51e" officeooo:paragraph-rsid="0008a51e"/>
    </style:style>
    <style:style style:name="T1" style:family="text">
      <style:text-properties officeooo:rsid="00075f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리눅스~! 에 MCU CCS와 Driver 와 HALCoGen 설치하기 (참고로 '&gt;' 표시 다음 문장들은 터미널에 입력하세요 )</text:p>
      <text:p text:style-name="Standard"/>
      <text:p text:style-name="Standard">1. <text:s/>의존성 패키지 설치 -- 오래걸린다. 참고.</text:p>
      <text:p text:style-name="Standard">&gt; sudo apt-get update</text:p>
      <text:p text:style-name="Standard">&gt; sudo apt-get install libc6:i386 libx11-6:i386 libasound2:i386 libatk1.0-0:i386 libcairo2:i386 libcups2:i386 libdbus-glib-1-2:i386 libgconf-2-4:i386 libgdk-pixbuf2.0-0:i386 libgtk-3-0:i386 libice6:i386 libncurses5:i386 libsm6:i386 liborbit2:i386 libudev1:i386 libusb-0.1-4:i386 libstdc++6:i386 libxt6:i386 libxtst6:i386 libgnomeui-0:i386 libusb-1.0-0-dev:i386 libcanberra-gtk-module:i386 gtk2-engines-murrine:i386 unzip</text:p>
      <text:p text:style-name="Standard"/>
      <text:p text:style-name="Standard">2. CCS 설치파일(.bin) 다운로드 -- Chrome 환경에서 받는다</text:p>
      <text:p text:style-name="P1">http://processors.wiki.ti.com/index.php/Download_CCS</text:p>
      <text:p text:style-name="Standard"/>
      <text:p text:style-name="Standard">3. 압축을 푼다</text:p>
      <text:p text:style-name="Standard"/>
      <text:p text:style-name="Standard">4. 압축해제한 폴더로 들어간 후 bin 파일을 실행한다 -- ccs 치고 tab키를 누르면 자동으로 파일이름 다 뜸 <text:s text:c="7"/>-- 여기 xxxx 부분은 자신이 받은 파일에 맞게 셋팅될겁니다. tab 누르면 자동으로요</text:p>
      <text:p text:style-name="Standard">&gt; ./ccs_setup_6.x.x.xxxxx.bin<text:tab/></text:p>
      <text:p text:style-name="Standard"/>
      <text:p text:style-name="Standard">5. accept =&gt; next =&gt; Hercules Safety MCUs선택 =&gt; select debug probes 부분에서는 3항목을 다 체크한다 =&gt; 까는중... 역시 오래걸린다.. 에뮬레이터를 돌리기 때문이라고 한다</text:p>
      <text:p text:style-name="Standard"/>
      <text:p text:style-name="Standard">6. 드라이버 설치하기</text:p>
      <text:p text:style-name="Standard">Driver 설치를 위한 스크립트는 {설치 경로}/ccsv6/install_scripts/ 디렉토리에 있다. 설치 과정에서 설치 경로를 바꾸지 않고 그대로 설치했다면 /home/{UserName}/ti/ccsv6/install_scripts/ 디렉토리에 있을 것이다. 그 경로로 이동해서 <text:s/>install_driver.sh를 Root권한으로 실행한다.</text:p>
      <text:p text:style-name="Standard">&gt; cd /home/{UserName}/ti/ccsv7/install_scripts</text:p>
      <text:p text:style-name="Standard">&gt; sudo ./install_drivers.sh</text:p>
      <text:p text:style-name="Standard">리스타트 ㅋㅋ 하기</text:p>
      <text:p text:style-name="Standard"/>
      <text:p text:style-name="Standard">7. wine 설치 -- windows 환경에서만 실행가능한 파일을, 리눅스에서 설치 및 사용하기 위한 툴</text:p>
      <text:p text:style-name="Standard">http://ko.wikihow.com/%EC%9A%B0%EB%B6%84%ED%88%AC%EC%97%90-Wine%EC%9D%84-%EC%84%A4%EC%B9%98%ED%95%98%EB%8A%94-%EB%B2%95</text:p>
      <text:p text:style-name="Standard"><text:soft-page-break/><text:s text:c="2"/>wine 실행시 버전설정 -- applycations 탭의 맨 아래의 window버전을 win7로 변경해준다</text:p>
      <text:p text:style-name="Standard"><text:s text:c="20"/><text:span text:style-name="T1">drives – Autodetect 클릭해준다</text:span></text:p>
      <text:p text:style-name="Standard">&gt; winecfg </text:p>
      <text:p text:style-name="Standard"/>
      <text:p text:style-name="Standard"><text:s text:c="4"/>playonlinux 설치 -- windows 환경에서만 실행가능한 파일을, 리눅스에서 설치 및 사용하기 위한 가상의 공간 설치하는것</text:p>
      <text:p text:style-name="Standard">&gt; wget -q "http://deb.playonlinux.com/public.gpg" -O- | sudo apt-key add -</text:p>
      <text:p text:style-name="Standard">&gt; sudo wget http://deb.playonlinux.com/playonlinux_precise.list -O /etc/apt/sources.list.d/playonlinux.list</text:p>
      <text:p text:style-name="Standard">&gt; sudo apt-get update</text:p>
      <text:p text:style-name="Standard">&gt; sudo apt-get install playonlinux</text:p>
      <text:p text:style-name="Standard"/>
      <text:p text:style-name="Standard"><text:s text:c="2"/>다음의 사이트에서 Automatic Code Generator 인 HALCoGen 을 다운받기 -- 폴더를 잘 기억하자</text:p>
      <text:p text:style-name="Standard">http://www.ti.com/tool/halcogen</text:p>
      <text:p text:style-name="Standard"/>
      <text:p text:style-name="Standard">8. 맨왼쪽위의 [보라색 아이콘]에서 play on linux 를 검색하여 찾는다. =&gt; 프로그램 설치 클릭 =&gt; 맨 밑에 install a non-listed program 클릭 =&gt; 다음..다음..다음.. =&gt; install a program in a new virtual drive 클릭하고, 다음 =&gt; 가상공간 네이밍 하고 =&gt; 체크 안하고 다음 =&gt; 32bits windows installation 클릭 =&gt; [찾아보기 클릭] 하여, <text:s/>HALCoGen.exe 받은폴더 잘 기억하고 계시죠? 그 exe 파일 클릭 하고 다음~ =&gt; 그럼 설치됩니다.</text:p>
      <text:p text:style-name="P3">두번째 인스톨되는 것 옵션체크 할것 – play on linux에 shortcut 생성할 것</text:p>
      <text:p text:style-name="Standard">설치하실때 shortcut 설치하시지 마세요. 왜냐하면.. play on linux 에 만든 가상공간에 깔린 것을 실행해야 하니깐요.. 마치 usb 꼽은것처럼.. play on linux 를 켜야 HALCoGen 실행되는거 거든요</text:p>
      <text:p text:style-name="Standard">play on linux 를 Lock to 런쳐 해두는 것이 사용에 더 편리할겁니다</text:p>
      <text:p text:style-name="Standard"/>
      <text:p text:style-name="Standard">9. 자 이제 쌤이 올려주신 http://cafe.naver.com/hestit/2038 글의 마지막 셋팅 해주시면 끝나요오.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page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nistar</meta:initial-creator>
    <meta:editing-cycles>4</meta:editing-cycles>
    <meta:creation-date>2017-03-19T11:59:00</meta:creation-date>
    <dc:date>2017-03-19T22:32:57.301483718</dc:date>
    <meta:editing-duration>PT27M54S</meta:editing-duration>
    <meta:generator>LibreOffice/5.1.4.2$Linux_X86_64 LibreOffice_project/10m0$Build-2</meta:generator>
    <meta:document-statistic meta:table-count="0" meta:image-count="0" meta:object-count="0" meta:page-count="3" meta:paragraph-count="32" meta:word-count="806" meta:character-count="2526" meta:non-whitespace-character-count="2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